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ultipartRequestUtils.getCachedMultipartHandler(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ultipartRequestUtils.handleMultipartRequest( HttpServletRequest request , ActionForm bean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3">
            <text:p text:style-name="Table_20_Contents">13</text:p>
          </table:table-cell>
          <table:table-cell office:value-type="float" office:value="68">
            <text:p text:style-name="Table_20_Contents">68</text:p>
          </table:table-cell>
        </table:table-row>
        <table:table-row>
          <table:table-cell office:value-type="string">
            <text:p text:style-name="Table_20_Contents">MultipartRequestUtils.getMultipartHandler( HttpServletRequest request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4">
            <text:p text:style-name="Table_20_Contents">4</text:p>
          </table:table-cell>
          <table:table-cell office:value-type="float" office:value="65">
            <text:p text:style-name="Table_20_Contents">65</text:p>
          </table:table-cell>
        </table:table-row>
        <table:table-row>
          <table:table-cell office:value-type="string">
            <text:p text:style-name="Table_20_Contents">MultipartRequestUtils.getAllParametersForMultipartRequest( HttpServletRequest request , MultipartRequestHandler multipartHandl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MultipartRequestUtils.preHandleMultipartRequest( HttpServletRequest reque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